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1.9516in"/>
    </style:style>
    <style:style style:name="co4" style:family="table-column">
      <style:table-column-properties fo:break-before="auto" style:column-width="0.3339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572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1.9654in"/>
    </style:style>
    <style:style style:name="co9" style:family="table-column">
      <style:table-column-properties fo:break-before="auto" style:column-width="4.1055in"/>
    </style:style>
    <style:style style:name="co10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7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1" table:default-cell-style-name="ce5"/>
        <table:table-column table:style-name="co1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3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11"/>
        <table:table-column table:style-name="co1" table:number-columns-repeated="1636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Farads</text:p>
          </table:table-cell>
          <table:table-cell table:style-name="ce1" office:value-type="string" calcext:value-type="string">
            <text:p>Henrys</text:p>
          </table:table-cell>
          <table:table-cell table:style-name="ce1" office:value-type="string" calcext:value-type="string">
            <text:p>Hertz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I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Amps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mage</text:p>
          </table:table-cell>
          <table:table-cell table:style-name="ce9" office:value-type="string" calcext:value-type="string">
            <text:p>Link (Ctrl click)</text:p>
          </table:table-cell>
          <table:table-cell table:style-name="ce12" table:number-columns-repeated="16367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001" calcext:value-type="float">
            <text:p>0.000001</text:p>
          </table:table-cell>
          <table:table-cell table:number-columns-repeated="2"/>
          <table:table-cell table:formula="of:=[.B2]+[.C2]+[.D2]+[.E2]" office:value-type="float" office:value="0.000001" calcext:value-type="float">
            <text:p>0.000001</text:p>
          </table:table-cell>
          <table:table-cell table:style-name="ce6" table:formula="of:=IF([.F2]&gt;=1000000; TEXT([.F2]/1000000; &quot;0.0#&quot;)&amp;&quot; M&quot;; IF([.F2]&gt;=1000; TEXT([.F2]/1000; &quot;0.0#&quot;)&amp;&quot; k&quot;;  IF([.F2]&gt;=1; TEXT([.F2]; &quot;0.0#&quot;);IF([.F2]&gt;=0.001; TEXT([.F2]*1000; &quot;0.0#&quot;)&amp;&quot; m&quot;; IF([.F2]&gt;=0.000001; TEXT([.F2]*1000000; &quot;0.0#&quot;)&amp;&quot; µ&quot;;IF([.F2]&gt;=0.000000001; TEXT([.F2]*1000000000; &quot;0.0#&quot;)&amp;&quot; n&quot;; IF([.F2]&gt;=0.000000000001; TEXT([.F2]*1000000000000; &quot;0.0#&quot;)&amp;&quot; p&quot;;TEXT([.F2]; &quot;0.0#&quot;))))))))" office:value-type="string" office:string-value="1.0 µ" calcext:value-type="string">
            <text:p>1.0 µ</text:p>
          </table:table-cell>
          <table:table-cell table:number-columns-repeated="5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3 Row 1 Column 1</text:p>
          </table:table-cell>
          <table:table-cell office:value-type="string" calcext:value-type="string">
            <text:p>Capacitors 3\IMG_9447.JPG</text:p>
          </table:table-cell>
          <table:table-cell table:style-name="ce10" table:formula="of:=HYPERLINK([.P2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022" calcext:value-type="float">
            <text:p>0.00022</text:p>
          </table:table-cell>
          <table:table-cell table:number-columns-repeated="2"/>
          <table:table-cell table:formula="of:=[.B3]+[.C3]+[.D3]+[.E3]" office:value-type="float" office:value="0.00022" calcext:value-type="float">
            <text:p>0.00022</text:p>
          </table:table-cell>
          <table:table-cell table:style-name="ce6" table:formula="of:=IF([.F3]&gt;=1000000; TEXT([.F3]/1000000; &quot;0.0#&quot;)&amp;&quot; M&quot;; IF([.F3]&gt;=1000; TEXT([.F3]/1000; &quot;0.0#&quot;)&amp;&quot; k&quot;;  IF([.F3]&gt;=1; TEXT([.F3]; &quot;0.0#&quot;);IF([.F3]&gt;=0.001; TEXT([.F3]*1000; &quot;0.0#&quot;)&amp;&quot; m&quot;; IF([.F3]&gt;=0.000001; TEXT([.F3]*1000000; &quot;0.0#&quot;)&amp;&quot; µ&quot;;IF([.F3]&gt;=0.000000001; TEXT([.F3]*1000000000; &quot;0.0#&quot;)&amp;&quot; n&quot;; IF([.F3]&gt;=0.000000000001; TEXT([.F3]*1000000000000; &quot;0.0#&quot;)&amp;&quot; p&quot;;TEXT([.F3]; &quot;0.0#&quot;))))))))" office:value-type="string" office:string-value="220.0 µ" calcext:value-type="string">
            <text:p>220.0 µ</text:p>
          </table:table-cell>
          <table:table-cell table:number-columns-repeated="5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4 Row 1 Column 1</text:p>
          </table:table-cell>
          <table:table-cell office:value-type="string" calcext:value-type="string">
            <text:p>Capacitors 4\IMG_9448.JPG</text:p>
          </table:table-cell>
          <table:table-cell table:style-name="ce10" table:formula="of:=HYPERLINK([.P3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 number:grouping="true"/>
    </number:number-style>
    <number:number-style style:name="N16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7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71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72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7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7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75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76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77">
      <number:scientific-number number:decimal-places="11" number:min-decimal-places="11" number:min-integer-digits="1" number:min-exponent-digits="2" number:exponent-interval="1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09:51:43.303908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6T18:53:12</meta:creation-date>
    <dc:language>en-US</dc:language>
    <dc:date>2026-01-30T10:29:35.743615700</dc:date>
    <meta:editing-cycles>35</meta:editing-cycles>
    <meta:editing-duration>P2DT13H6M48S</meta:editing-duration>
    <meta:generator>LibreOffice/25.8.4.2$Windows_X86_64 LibreOffice_project/290daaa01b999472f0c7a3890eb6a550fd74c6df</meta:generator>
    <meta:document-statistic meta:table-count="1" meta:cell-count="35" meta:object-count="0"/>
    <meta:user-defined meta:name="AppVersion">15.0000</meta:user-defined>
  </office:meta>
</office:document-meta>
</file>